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anel.FilePanel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anel.Fi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anel.setFilename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nel.addChangeListener( 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nel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nel.enableFile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anel.fireFile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nel.FilePanel( ChangeListener l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Panel.actionPerformed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Panel.FilePanel( String title , String fi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